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1bdc" officeooo:paragraph-rsid="001d1bd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1da55b" officeooo:paragraph-rsid="001da55b"/>
    </style:style>
    <style:style style:name="P4" style:family="paragraph" style:parent-style-name="Standard" style:list-style-name="L1">
      <style:text-properties officeooo:rsid="001f6571" officeooo:paragraph-rsid="001f6571"/>
    </style:style>
    <style:style style:name="P5" style:family="paragraph" style:parent-style-name="Standard" style:list-style-name="L1">
      <style:text-properties officeooo:rsid="002113a6" officeooo:paragraph-rsid="002113a6"/>
    </style:style>
    <style:style style:name="P6" style:family="paragraph" style:parent-style-name="Standard" style:list-style-name="L1">
      <style:text-properties officeooo:rsid="0022d5ef" officeooo:paragraph-rsid="0022d5ef"/>
    </style:style>
    <style:style style:name="P7" style:family="paragraph" style:parent-style-name="Standard" style:list-style-name="L1">
      <style:text-properties officeooo:rsid="0026b176" officeooo:paragraph-rsid="0026b176"/>
    </style:style>
    <style:style style:name="P8" style:family="paragraph" style:parent-style-name="Standard" style:list-style-name="L1">
      <style:text-properties officeooo:rsid="00230689" officeooo:paragraph-rsid="00230689"/>
    </style:style>
    <style:style style:name="P9" style:family="paragraph" style:parent-style-name="Standard" style:list-style-name="L1">
      <style:text-properties officeooo:rsid="001af869" officeooo:paragraph-rsid="0024ccf2"/>
    </style:style>
    <style:style style:name="P10" style:family="paragraph" style:parent-style-name="Standard" style:list-style-name="L1">
      <style:text-properties officeooo:rsid="0026b41d" officeooo:paragraph-rsid="0026b41d"/>
    </style:style>
    <style:style style:name="P11" style:family="paragraph" style:parent-style-name="Standard" style:list-style-name="L1">
      <style:text-properties officeooo:rsid="00274f3b" officeooo:paragraph-rsid="00274f3b"/>
    </style:style>
    <style:style style:name="P12" style:family="paragraph" style:parent-style-name="Standard" style:list-style-name="L1">
      <style:text-properties officeooo:rsid="0027608a" officeooo:paragraph-rsid="0027608a"/>
    </style:style>
    <style:style style:name="P13" style:family="paragraph" style:parent-style-name="Standard" style:list-style-name="L1">
      <style:text-properties officeooo:rsid="002b035e" officeooo:paragraph-rsid="002b035e"/>
    </style:style>
    <style:style style:name="P14" style:family="paragraph" style:parent-style-name="Standard" style:list-style-name="L1">
      <style:text-properties officeooo:rsid="002b0c60" officeooo:paragraph-rsid="002b0c60"/>
    </style:style>
    <style:style style:name="P15" style:family="paragraph" style:parent-style-name="Standard" style:list-style-name="L1">
      <style:text-properties officeooo:rsid="002ccae3" officeooo:paragraph-rsid="002ccae3"/>
    </style:style>
    <style:style style:name="T1" style:family="text">
      <style:text-properties officeooo:rsid="0024ccf2"/>
    </style:style>
    <style:style style:name="T2" style:family="text">
      <style:text-properties officeooo:rsid="0026b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3</text:p>
      <text:list xml:id="list5244068532633899396" text:style-name="L1">
        <text:list-item>
          <text:p text:style-name="P3">soumis : submited</text:p>
        </text:list-item>
        <text:list-item>
          <text:p text:style-name="P3">Hors champs d’application: Utenfor anvendelsesområder</text:p>
        </text:list-item>
        <text:list-item>
          <text:p text:style-name="P4">Obligations du detenteur: Holderens forpliktelser</text:p>
        </text:list-item>
        <text:list-item>
          <text:p text:style-name="P5">Obtention: å skaffe seg</text:p>
        </text:list-item>
        <text:list-item>
          <text:p text:style-name="P6">obtention des autorisations: å gå godkjenninger</text:p>
        </text:list-item>
        <text:list-item>
          <text:p text:style-name="P7">Mise en place: Oppsett </text:p>
        </text:list-item>
        <text:list-item>
          <text:p text:style-name="P8">Information aux tiers: Tredjeprtsinformation</text:p>
        </text:list-item>
        <text:list-item>
          <text:p text:style-name="P9">Hors scope : <text:span text:style-name="T1">Utenfor omfanget</text:span></text:p>
        </text:list-item>
        <text:list-item>
          <text:p text:style-name="P2">Prérogatives et obligations: Prerogativer og forpliktelser<text:span text:style-name="T2">(?)</text:span></text:p>
        </text:list-item>
        <text:list-item>
          <text:p text:style-name="P10">stades: stadier</text:p>
        </text:list-item>
        <text:list-item>
          <text:p text:style-name="P10">amenagement: oppsett</text:p>
        </text:list-item>
        <text:list-item>
          <text:p text:style-name="P11">stockage: lagring/lager</text:p>
        </text:list-item>
        <text:list-item>
          <text:p text:style-name="P12">étude de risque</text:p>
        </text:list-item>
        <text:list-item>
          <text:p text:style-name="P13">Dissocier: Distansere</text:p>
        </text:list-item>
        <text:list-item>
          <text:p text:style-name="P14">Incendie: Brann </text:p>
        </text:list-item>
        <text:list-item>
          <text:p text:style-name="P14">Défaillance: Svikt </text:p>
        </text:list-item>
        <text:list-item>
          <text:p text:style-name="P15">Etiquetage: Merking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02:28.590991870</meta:creation-date>
    <meta:generator>LibreOffice/5.1.6.2$Linux_X86_64 LibreOffice_project/10m0$Build-2</meta:generator>
    <dc:date>2019-03-07T11:35:55.663226828</dc:date>
    <meta:editing-duration>PT1H49M54S</meta:editing-duration>
    <meta:editing-cycles>15</meta:editing-cycles>
    <meta:document-statistic meta:table-count="0" meta:image-count="0" meta:object-count="0" meta:page-count="1" meta:paragraph-count="19" meta:word-count="79" meta:character-count="525" meta:non-whitespace-character-count="479"/>
  </office:meta>
</office:document-meta>
</file>